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staurant-growth/" text:style-name="Internet_20_link" text:visited-style-name="Visited_20_Internet_20_Link"><text:span text:style-name="T1">1321. Restaurant Growth</text:span></text:a></text:p>
      <text:section text:style-name="Sect1" text:name="headlessui-popover-button-:rb:">
        <text:p text:style-name="Standard"/>
      </text:section>
      <text:p text:style-name="P4">Medium</text:p>
      <text:p text:style-name="P4">504</text:p>
      <text:p text:style-name="P4">121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Customer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customer_id <text:s text:c="2"/>| int <text:s text:c="4"/>|</text:p>
      <text:p text:style-name="P2">| name <text:s text:c="9"/>| varchar |</text:p>
      <text:p text:style-name="P2">| visited_on <text:s text:c="3"/>| date <text:s text:c="3"/>|</text:p>
      <text:p text:style-name="P2">| amount <text:s text:c="7"/>| int <text:s text:c="4"/>|</text:p>
      <text:p text:style-name="P2">+---------------+---------+</text:p>
      <text:p text:style-name="P2">In SQL,(customer_id, visited_on) is the primary key for this table.</text:p>
      <text:p text:style-name="P2">This table contains data about customer transactions in a restaurant.</text:p>
      <text:p text:style-name="P2">visited_on is the date on which the customer with ID (customer_id) has visited the restaurant.</text:p>
      <text:p text:style-name="P1">amount is the total paid by a customer.</text:p>
      <text:p text:style-name="P6"> </text:p>
      <text:p text:style-name="P6">You are the restaurant owner and you want to analyze a possible expansion (there will be at least one customer every day).</text:p>
      <text:p text:style-name="P7"><text:span text:style-name="T1">Compute the moving average of how much the customer paid in a seven days window (i.e., current day + 6 days before). </text:span><text:span text:style-name="Source_20_Text"><text:span text:style-name="T2">average_amount</text:span></text:span><text:span text:style-name="T1"> should be </text:span><text:span text:style-name="Strong_20_Emphasis"><text:span text:style-name="T1">rounded to two decimal places</text:span></text:span><text:span text:style-name="T1">.</text:span></text:p>
      <text:p text:style-name="P7"><text:span text:style-name="T1">Return the result table ordered by </text:span><text:span text:style-name="Source_20_Text"><text:span text:style-name="T2">visited_on</text:span></text:span><text:span text:style-name="T1"> </text:span><text:span text:style-name="Strong_20_Emphasis"><text:span text:style-name="T1">in ascending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Customer table:</text:p>
      <text:p text:style-name="P2">+-------------+--------------+--------------+-------------+</text:p>
      <text:p text:style-name="P2">| customer_id | name <text:s text:c="8"/>| visited_on <text:s text:c="2"/>| amount <text:s text:c="5"/>|</text:p>
      <text:p text:style-name="P2">+-------------+--------------+--------------+-------------+</text:p>
      <text:p text:style-name="P2">| 1 <text:s text:c="10"/>| Jhon <text:s text:c="8"/>| 2019-01-01 <text:s text:c="2"/>| 100 <text:s text:c="8"/>|</text:p>
      <text:p text:style-name="P2">| 2 <text:s text:c="10"/>| Daniel <text:s text:c="6"/>| 2019-01-02 <text:s text:c="2"/>| 110 <text:s text:c="8"/>|</text:p>
      <text:p text:style-name="P2">| 3 <text:s text:c="10"/>| Jade <text:s text:c="8"/>| 2019-01-03 <text:s text:c="2"/>| 120 <text:s text:c="8"/>|</text:p>
      <text:p text:style-name="P2">| 4 <text:s text:c="10"/>| Khaled <text:s text:c="6"/>| 2019-01-04 <text:s text:c="2"/>| 130 <text:s text:c="8"/>|</text:p>
      <text:p text:style-name="P2"><text:soft-page-break/>| 5 <text:s text:c="10"/>| Winston <text:s text:c="5"/>| 2019-01-05 <text:s text:c="2"/>| 110 <text:s text:c="8"/>| </text:p>
      <text:p text:style-name="P2">| 6 <text:s text:c="10"/>| Elvis <text:s text:c="7"/>| 2019-01-06 <text:s text:c="2"/>| 140 <text:s text:c="8"/>| </text:p>
      <text:p text:style-name="P2">| 7 <text:s text:c="10"/>| Anna <text:s text:c="8"/>| 2019-01-07 <text:s text:c="2"/>| 150 <text:s text:c="8"/>|</text:p>
      <text:p text:style-name="P2">| 8 <text:s text:c="10"/>| Maria <text:s text:c="7"/>| 2019-01-08 <text:s text:c="2"/>| 80 <text:s text:c="9"/>|</text:p>
      <text:p text:style-name="P2">| 9 <text:s text:c="10"/>| Jaze <text:s text:c="8"/>| 2019-01-09 <text:s text:c="2"/>| 110 <text:s text:c="8"/>| </text:p>
      <text:p text:style-name="P2">| 1 <text:s text:c="10"/>| Jhon <text:s text:c="8"/>| 2019-01-10 <text:s text:c="2"/>| 130 <text:s text:c="8"/>| </text:p>
      <text:p text:style-name="P2">| 3 <text:s text:c="10"/>| Jade <text:s text:c="8"/>| 2019-01-10 <text:s text:c="2"/>| 150 <text:s text:c="8"/>| </text:p>
      <text:p text:style-name="P2">+-------------+--------------+--------------+-------------+</text:p>
      <text:p text:style-name="P3"><text:span text:style-name="Strong_20_Emphasis"><text:span text:style-name="T1">Output:</text:span></text:span><text:span text:style-name="T1"> </text:span></text:p>
      <text:p text:style-name="P2">+--------------+--------------+----------------+</text:p>
      <text:p text:style-name="P2">| visited_on <text:s text:c="2"/>| amount <text:s text:c="6"/>| average_amount |</text:p>
      <text:p text:style-name="P2">+--------------+--------------+----------------+</text:p>
      <text:p text:style-name="P2">| 2019-01-07 <text:s text:c="2"/>| 860 <text:s text:c="9"/>| 122.86 <text:s text:c="8"/>|</text:p>
      <text:p text:style-name="P2">| 2019-01-08 <text:s text:c="2"/>| 840 <text:s text:c="9"/>| 120 <text:s text:c="11"/>|</text:p>
      <text:p text:style-name="P2">| 2019-01-09 <text:s text:c="2"/>| 840 <text:s text:c="9"/>| 120 <text:s text:c="11"/>|</text:p>
      <text:p text:style-name="P2">| 2019-01-10 <text:s text:c="2"/>| 1000 <text:s text:c="8"/>| 142.86 <text:s text:c="8"/>|</text:p>
      <text:p text:style-name="P2">+--------------+--------------+----------------+</text:p>
      <text:p text:style-name="P3"><text:span text:style-name="Strong_20_Emphasis"><text:span text:style-name="T1">Explanation:</text:span></text:span><text:span text:style-name="T1"> </text:span></text:p>
      <text:p text:style-name="P2">1st moving average from 2019-01-01 to 2019-01-07 has an average_amount of (100 + 110 + 120 + 130 + 110 + 140 + 150)/7 = 122.86</text:p>
      <text:p text:style-name="P2">2nd moving average from 2019-01-02 to 2019-01-08 has an average_amount of (110 + 120 + 130 + 110 + 140 + 150 + 80)/7 = 120</text:p>
      <text:p text:style-name="P2">3rd moving average from 2019-01-03 to 2019-01-09 has an average_amount of (120 + 130 + 110 + 140 + 150 + 80 + 110)/7 = 120</text:p>
      <text:p text:style-name="P1">4th moving average from 2019-01-04 to 2019-01-10 has an average_amount of (130 + 110 + 140 + 150 + 80 + 110 + 130 + 150)/7 = 142.86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0T13:05:04.449000000</dc:date>
    <meta:editing-duration>PT15S</meta:editing-duration>
    <meta:editing-cycles>1</meta:editing-cycles>
    <meta:document-statistic meta:table-count="0" meta:image-count="0" meta:object-count="0" meta:page-count="2" meta:paragraph-count="58" meta:word-count="444" meta:character-count="2802" meta:non-whitespace-character-count="1990"/>
    <meta:generator>LibreOffice/7.2.2.2$Windows_X86_64 LibreOffice_project/02b2acce88a210515b4a5bb2e46cbfb63fe97d56</meta:generator>
  </office:meta>
</office:document-meta>
</file>